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P14" style:family="paragraph" style:parent-style-name="Standard">
      <style:paragraph-properties fo:text-align="justify" style:justify-single-word="false"/>
      <style:text-properties fo:language="en" fo:country="US" fo:font-style="normal" officeooo:rsid="000f1126" officeooo:paragraph-rsid="000f1126"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16140f" officeooo:paragraph-rsid="0016140f"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17905b" officeooo:paragraph-rsid="0017905b" style:font-style-asian="normal" style:font-style-complex="normal"/>
    </style:style>
    <style:style style:name="P17" style:family="paragraph" style:parent-style-name="Standard">
      <style:paragraph-properties fo:text-align="justify" style:justify-single-word="false"/>
      <style:text-properties fo:language="en" fo:country="US" fo:font-style="normal" officeooo:rsid="00192b8d" officeooo:paragraph-rsid="00192b8d" style:font-style-asian="normal" style:font-style-complex="normal"/>
    </style:style>
    <style:style style:name="P18" style:family="paragraph" style:parent-style-name="Standard">
      <style:paragraph-properties fo:text-align="justify" style:justify-single-word="false"/>
      <style:text-properties fo:language="en" fo:country="US" fo:font-style="normal" officeooo:rsid="001aa845" officeooo:paragraph-rsid="001aa845" style:font-style-asian="normal" style:font-style-complex="normal"/>
    </style:style>
    <style:style style:name="P19" style:family="paragraph" style:parent-style-name="Standard">
      <style:paragraph-properties fo:text-align="justify" style:justify-single-word="false"/>
      <style:text-properties fo:language="en" fo:country="US" fo:font-style="normal" officeooo:rsid="001ce154" officeooo:paragraph-rsid="001ce154" style:font-style-asian="normal" style:font-style-complex="normal"/>
    </style:style>
    <style:style style:name="P20" style:family="paragraph" style:parent-style-name="Standard">
      <style:paragraph-properties fo:text-align="justify" style:justify-single-word="false"/>
      <style:text-properties fo:language="en" fo:country="US" fo:font-style="normal" officeooo:rsid="001fbaf6" officeooo:paragraph-rsid="001fbaf6" style:font-style-asian="normal" style:font-style-complex="normal"/>
    </style:style>
    <style:style style:name="P21" style:family="paragraph" style:parent-style-name="Standard">
      <style:paragraph-properties fo:text-align="justify" style:justify-single-word="false"/>
      <style:text-properties fo:language="en" fo:country="US" fo:font-style="normal" officeooo:rsid="0020af0d" officeooo:paragraph-rsid="0020af0d" style:font-style-asian="normal" style:font-style-complex="normal"/>
    </style:style>
    <style:style style:name="P22" style:family="paragraph" style:parent-style-name="Standard">
      <style:paragraph-properties fo:text-align="justify" style:justify-single-word="false"/>
      <style:text-properties fo:language="en" fo:country="US" fo:font-style="normal" officeooo:rsid="00228538" officeooo:paragraph-rsid="00228538" style:font-style-asian="normal" style:font-style-complex="normal"/>
    </style:style>
    <style:style style:name="P23" style:family="paragraph" style:parent-style-name="Standard">
      <style:paragraph-properties fo:text-align="justify" style:justify-single-word="false"/>
      <style:text-properties fo:language="en" fo:country="US" fo:font-style="normal" officeooo:rsid="0023745d" officeooo:paragraph-rsid="0023745d" style:font-style-asian="normal" style:font-style-complex="normal"/>
    </style:style>
    <style:style style:name="P24" style:family="paragraph" style:parent-style-name="Standard">
      <style:paragraph-properties fo:text-align="justify" style:justify-single-word="false"/>
      <style:text-properties fo:language="en" fo:country="US" fo:font-style="normal" officeooo:rsid="00255252" officeooo:paragraph-rsid="00255252" style:font-style-asian="normal" style:font-style-complex="normal"/>
    </style:style>
    <style:style style:name="P25" style:family="paragraph" style:parent-style-name="Standard">
      <style:paragraph-properties fo:text-align="justify" style:justify-single-word="false"/>
      <style:text-properties fo:language="en" fo:country="US" fo:font-style="normal" officeooo:rsid="00290944" officeooo:paragraph-rsid="00290944" style:font-style-asian="normal" style:font-style-complex="normal"/>
    </style:style>
    <style:style style:name="P26" style:family="paragraph" style:parent-style-name="Standard">
      <style:paragraph-properties fo:text-align="justify" style:justify-single-word="false"/>
      <style:text-properties fo:language="en" fo:country="US" fo:font-style="normal" officeooo:rsid="002c421b" officeooo:paragraph-rsid="002c421b" style:font-style-asian="normal" style:font-style-complex="normal"/>
    </style:style>
    <style:style style:name="P27" style:family="paragraph" style:parent-style-name="Standard">
      <style:paragraph-properties fo:text-align="justify" style:justify-single-word="false"/>
      <style:text-properties fo:language="en" fo:country="US" fo:font-style="normal" officeooo:rsid="002ecd17" officeooo:paragraph-rsid="002ecd17" style:font-style-asian="normal" style:font-style-complex="normal"/>
    </style:style>
    <style:style style:name="P28" style:family="paragraph" style:parent-style-name="Standard">
      <style:paragraph-properties fo:text-align="justify" style:justify-single-word="false"/>
      <style:text-properties fo:language="en" fo:country="US" fo:font-style="normal" officeooo:rsid="002fa7f4" officeooo:paragraph-rsid="002fa7f4" style:font-style-asian="normal" style:font-style-complex="normal"/>
    </style:style>
    <style:style style:name="P29" style:family="paragraph" style:parent-style-name="Standard">
      <style:paragraph-properties fo:text-align="justify" style:justify-single-word="false"/>
      <style:text-properties fo:language="en" fo:country="US" fo:font-style="normal" officeooo:rsid="0030abf3" officeooo:paragraph-rsid="0030abf3" style:font-style-asian="normal" style:font-style-complex="normal"/>
    </style:style>
    <style:style style:name="P30" style:family="paragraph" style:parent-style-name="Standard">
      <style:paragraph-properties fo:text-align="justify" style:justify-single-word="false"/>
      <style:text-properties fo:language="en" fo:country="US" fo:font-style="normal" officeooo:rsid="00310568" officeooo:paragraph-rsid="00310568" style:font-style-asian="normal" style:font-style-complex="normal"/>
    </style:style>
    <style:style style:name="P31" style:family="paragraph" style:parent-style-name="Standard">
      <style:paragraph-properties fo:text-align="justify" style:justify-single-word="false"/>
      <style:text-properties fo:language="en" fo:country="US" fo:font-style="normal" officeooo:rsid="00317839" officeooo:paragraph-rsid="00317839" style:font-style-asian="normal" style:font-style-complex="normal"/>
    </style:style>
    <style:style style:name="P32" style:family="paragraph" style:parent-style-name="Standard">
      <style:paragraph-properties fo:text-align="justify" style:justify-single-word="false"/>
      <style:text-properties fo:language="en" fo:country="US" fo:font-style="normal" officeooo:rsid="0034277a" officeooo:paragraph-rsid="0034277a" style:font-style-asian="normal" style:font-style-complex="normal"/>
    </style:style>
    <style:style style:name="P33" style:family="paragraph" style:parent-style-name="Standard">
      <style:paragraph-properties fo:text-align="justify" style:justify-single-word="false"/>
      <style:text-properties fo:language="en" fo:country="US" fo:font-style="normal" officeooo:rsid="0035eaf8" officeooo:paragraph-rsid="0035eaf8" style:font-style-asian="normal" style:font-style-complex="normal"/>
    </style:style>
    <style:style style:name="P34" style:family="paragraph" style:parent-style-name="Standard">
      <style:paragraph-properties fo:text-align="justify" style:justify-single-word="false"/>
      <style:text-properties fo:language="en" fo:country="US" fo:font-style="normal" officeooo:rsid="00383c75" officeooo:paragraph-rsid="00383c75" style:font-style-asian="normal" style:font-style-complex="normal"/>
    </style:style>
    <style:style style:name="P35" style:family="paragraph" style:parent-style-name="Standard">
      <style:paragraph-properties fo:text-align="justify" style:justify-single-word="false"/>
      <style:text-properties fo:language="en" fo:country="US" fo:font-style="normal" officeooo:rsid="00388184" officeooo:paragraph-rsid="00388184" style:font-style-asian="normal" style:font-style-complex="normal"/>
    </style:style>
    <style:style style:name="P36" style:family="paragraph" style:parent-style-name="Standard">
      <style:paragraph-properties fo:text-align="justify" style:justify-single-word="false"/>
      <style:text-properties fo:language="en" fo:country="US" fo:font-style="normal" officeooo:rsid="003a76ae" officeooo:paragraph-rsid="003a76ae" style:font-style-asian="normal" style:font-style-complex="normal"/>
    </style:style>
    <style:style style:name="P37" style:family="paragraph" style:parent-style-name="Standard">
      <style:paragraph-properties fo:text-align="justify" style:justify-single-word="false"/>
      <style:text-properties fo:language="en" fo:country="US" fo:font-style="normal" officeooo:rsid="003b318f" officeooo:paragraph-rsid="003b318f" style:font-style-asian="normal" style:font-style-complex="normal"/>
    </style:style>
    <style:style style:name="P38" style:family="paragraph" style:parent-style-name="Standard">
      <style:paragraph-properties fo:text-align="justify" style:justify-single-word="false"/>
      <style:text-properties fo:language="en" fo:country="US" officeooo:rsid="0012c7e5" officeooo:paragraph-rsid="0012c7e5"/>
    </style:style>
    <style:style style:name="P39" style:family="paragraph" style:parent-style-name="Standard">
      <style:paragraph-properties fo:text-align="justify" style:justify-single-word="false"/>
      <style:text-properties fo:language="en" fo:country="US" officeooo:rsid="001352a3" officeooo:paragraph-rsid="001352a3"/>
    </style:style>
    <style:style style:name="P40" style:family="paragraph" style:parent-style-name="Standard">
      <style:paragraph-properties fo:text-align="justify" style:justify-single-word="false"/>
      <style:text-properties officeooo:rsid="001352a3" officeooo:paragraph-rsid="001352a3"/>
    </style:style>
    <style:style style:name="P41" style:family="paragraph" style:parent-style-name="Standard">
      <style:paragraph-properties fo:text-align="justify" style:justify-single-word="false"/>
      <style:text-properties officeooo:paragraph-rsid="001352a3"/>
    </style:style>
    <style:style style:name="P42" style:family="paragraph" style:parent-style-name="Standard">
      <style:paragraph-properties fo:text-align="justify" style:justify-single-word="false"/>
      <style:text-properties officeooo:rsid="00144912" officeooo:paragraph-rsid="00144912"/>
    </style:style>
    <style:style style:name="P43" style:family="paragraph" style:parent-style-name="Standard">
      <style:paragraph-properties fo:text-align="justify" style:justify-single-word="false"/>
      <style:text-properties officeooo:rsid="00144912" officeooo:paragraph-rsid="0016140f"/>
    </style:style>
    <style:style style:name="P44" style:family="paragraph" style:parent-style-name="Standard">
      <style:paragraph-properties fo:text-align="justify" style:justify-single-word="false"/>
      <style:text-properties officeooo:rsid="0016140f" officeooo:paragraph-rsid="0016140f"/>
    </style:style>
    <style:style style:name="P45" style:family="paragraph" style:parent-style-name="Standard">
      <style:paragraph-properties fo:text-align="justify" style:justify-single-word="false"/>
      <style:text-properties fo:language="en" fo:country="US" fo:font-style="normal" officeooo:rsid="003b318f" officeooo:paragraph-rsid="003b318f" style:font-style-asian="normal" style:font-style-complex="normal"/>
    </style:style>
    <style:style style:name="P46" style:family="paragraph" style:parent-style-name="Standard">
      <style:paragraph-properties fo:text-align="justify" style:justify-single-word="false"/>
      <style:text-properties fo:language="en" fo:country="US" fo:font-style="normal" officeooo:rsid="003e3c59" officeooo:paragraph-rsid="003e3c59" style:font-style-asian="normal" style:font-style-complex="normal"/>
    </style:style>
    <style:style style:name="P47" style:family="paragraph" style:parent-style-name="Standard">
      <style:paragraph-properties fo:text-align="justify" style:justify-single-word="false"/>
      <style:text-properties fo:language="en" fo:country="US" fo:font-style="normal" officeooo:rsid="003e5b8e" officeooo:paragraph-rsid="003e5b8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fo:font-style="normal" officeooo:rsid="001352a3" style:font-style-asian="normal" style:font-style-complex="normal"/>
    </style:style>
    <style:style style:name="T15" style:family="text">
      <style:text-properties officeooo:rsid="00088ceb"/>
    </style:style>
    <style:style style:name="T16" style:family="text">
      <style:text-properties officeooo:rsid="000a22dc"/>
    </style:style>
    <style:style style:name="T17" style:family="text">
      <style:text-properties fo:language="en" fo:country="US"/>
    </style:style>
    <style:style style:name="T18" style:family="text">
      <style:text-properties fo:language="en" fo:country="US" officeooo:rsid="001352a3"/>
    </style:style>
    <style:style style:name="T19" style:family="text">
      <style:text-properties fo:language="en" fo:country="US" officeooo:rsid="00144912"/>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0144912" style:font-style-asian="italic" style:font-style-complex="itali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144912" style:font-style-asian="normal" style:font-style-complex="normal"/>
    </style:style>
    <style:style style:name="T24" style:family="text">
      <style:text-properties fo:language="en" fo:country="US" fo:font-style="normal" officeooo:rsid="0016140f" style:font-style-asian="normal" style:font-style-complex="normal"/>
    </style:style>
    <style:style style:name="T25" style:family="text">
      <style:text-properties officeooo:rsid="0017905b"/>
    </style:style>
    <style:style style:name="T26" style:family="text">
      <style:text-properties officeooo:rsid="001aa845"/>
    </style:style>
    <style:style style:name="T27" style:family="text">
      <style:text-properties officeooo:rsid="001c9faf"/>
    </style:style>
    <style:style style:name="T28" style:family="text">
      <style:text-properties officeooo:rsid="001da79f"/>
    </style:style>
    <style:style style:name="T29" style:family="text">
      <style:text-properties officeooo:rsid="0020af0d"/>
    </style:style>
    <style:style style:name="T30" style:family="text">
      <style:text-properties officeooo:rsid="00228538"/>
    </style:style>
    <style:style style:name="T31" style:family="text">
      <style:text-properties officeooo:rsid="0023745d"/>
    </style:style>
    <style:style style:name="T32" style:family="text">
      <style:text-properties officeooo:rsid="00255252"/>
    </style:style>
    <style:style style:name="T33" style:family="text">
      <style:text-properties officeooo:rsid="00273e06"/>
    </style:style>
    <style:style style:name="T34" style:family="text">
      <style:text-properties officeooo:rsid="002a9529"/>
    </style:style>
    <style:style style:name="T35" style:family="text">
      <style:text-properties officeooo:rsid="002cd3df"/>
    </style:style>
    <style:style style:name="T36" style:family="text">
      <style:text-properties officeooo:rsid="002f89d3"/>
    </style:style>
    <style:style style:name="T37" style:family="text">
      <style:text-properties officeooo:rsid="00310568"/>
    </style:style>
    <style:style style:name="T38" style:family="text">
      <style:text-properties officeooo:rsid="00317839"/>
    </style:style>
    <style:style style:name="T39" style:family="text">
      <style:text-properties officeooo:rsid="0032b8cb"/>
    </style:style>
    <style:style style:name="T40" style:family="text">
      <style:text-properties officeooo:rsid="0034e721"/>
    </style:style>
    <style:style style:name="T41" style:family="text">
      <style:text-properties officeooo:rsid="00363f8b"/>
    </style:style>
    <style:style style:name="T42" style:family="text">
      <style:text-properties officeooo:rsid="00388184"/>
    </style:style>
    <style:style style:name="T43" style:family="text">
      <style:text-properties officeooo:rsid="003a76ae"/>
    </style:style>
    <style:style style:name="T44" style:family="text">
      <style:text-properties officeooo:rsid="003de3ac"/>
    </style:style>
    <style:style style:name="T45" style:family="text">
      <style:text-properties officeooo:rsid="003e5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5">Europeans willing to engage in agriculture and home manufacturing to emigrate, and discuraged those with dreams of English-like industrialization.</text:span><text:span text:style-name="T15"><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6">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6"><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11"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2"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3"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4" text:note-class="footnote"><text:note-citation>14</text:note-citation><text:note-body><text:p text:style-name="Footnote"/></text:note-body></text:note></text:span></text:p>
      <text:p text:style-name="P13"/>
      <text:p text:style-name="P38"><text:span text:style-name="T13">O</text:span><text:span text:style-name="T4">n the political front, the earl of Hillsborough, who in 1763 became the president of the Board of Trade and in 1768 the secretary of state for the colonies, set out to stop emigration to America. </text:span><text:span text:style-name="T14">Hillsborough was obsessed with depopulation of the countryside. The owner of nearly 100.000 acres of agricultural land in Ireland, Hillsborough worried about losing cheap labor to America. Others in London were less concerned with the departure of farm workers and more with maintaining the division of economic roles between the colonies and the metropolis. One English writer, for example, opposed the Stamp Act because it was a general that assured continued employment and prosperity in the British Isles. He werned that “we daily see many of our Manufacturers and useful People getting on that side of the Water.” Thus the most prudent policy was not taxing the colonists, but “to favor their Industry in every Way but manufacturing, and securing to ourselves the Fruits thereof, by furnishing them elsewhere.2 By the early 1770s, some Englishmen feared, as one Yorkshire writer warned, that unless something was done “England will really be drained of multitudes of mechanics of all sorts.”</text:span><text:span text:style-name="T14"><text:note text:id="ftn15" text:note-class="footnote"><text:note-citation>15</text:note-citation><text:note-body><text:p text:style-name="Footnote"/></text:note-body></text:note></text:span></text:p>
      <text:p text:style-name="P39"/>
      <text:p text:style-name="P41"><text:soft-page-break/><text:span text:style-name="T18">As the debate over the imperial crisis intensified, discussion in Parliament in November 1773 centered on the problem of emigration. Fears that emigrants from continental Europe fueled separatist tendencies in the colonies led the ministry to issue and order in council forbidding all naturalization of such emigrants. As to emigration from the British Isles, instead of passing an act to restrict it, Parliament undertook to examine the phenomenon. The resulting study concluded that England was rapidly losing men of skill to the colonies.</text:span><text:span text:style-name="T18"><text:note text:id="ftn16" text:note-class="footnote"><text:note-citation>16</text:note-citation><text:note-body><text:p text:style-name="Footnote"/></text:note-body></text:note></text:span><text:span text:style-name="T18"> Restrictionist sentiment intensified. Josiah Child wrote in 1775 that because wool is the foundation of the English riches, all possible means ought to be used to keep it “within our own kingdom,” and he hoped Parliament will artisans and their machinery. After fighting between the colonies and Britain erupted, the lord advocate of Scotland, Henry Dundas, ordered his port authorities not to give clearance to vessels suspected of carrying emigrants to the rebellious colonies.</text:span><text:span text:style-name="T18"><text:note text:id="ftn17" text:note-class="footnote"><text:note-citation>17</text:note-citation><text:note-body><text:p text:style-name="Footnote"/></text:note-body></text:note></text:span></text:p>
      <text:p text:style-name="P41"/>
      <text:p text:style-name="P40"><text:span text:style-name="T17">Franklin participated in the debates over emigration even before they reached the forefront of British politics. In his “Observations Concerning the Increase of Manking” he argued that the Imperial government ought not to interfere with emigration because those leaving were being naturally replaced. “A Nation well regulated is like a Polypus; take away a Limb, its Place is soon supply'd.” In London, representing the North American colonies, Franklin's </text:span><text:span text:style-name="T19">successful campaign against Hillsborough's anti-emigration initiatives forced the latter to resign from his post as secretary of state for colonies. When it seemed as if Parliament was ready to enact restrictions, Franklin mocked it in the page of the </text:span><text:span text:style-name="T21">Public Advertiser</text:span><text:span text:style-name="T23">, suggesting that the surest way to “put a stop to the emigrations from this country now grown so very fashionable” was to castrate all American men so that potential male immigrants would realize that moving to America would cost them their manhood.</text:span><text:span text:style-name="T23"><text:note text:id="ftn18" text:note-class="footnote"><text:note-citation>18</text:note-citation><text:note-body><text:p text:style-name="Footnote"/></text:note-body></text:note></text:span></text:p>
      <text:p text:style-name="P40"/>
      <text:p text:style-name="P42"><text:span text:style-name="T22">But Franklin did not take the new initiative lightly. He prepared a public response to those calling for a check on emigration to North America and Planned to submit it to the London's </text:span><text:span text:style-name="T20">Public Advertiser</text:span><text:span text:style-name="T22">, which had published an account of the proposed bill on November 17, 1773. In his rebuttal Franklin was as practical as “calling for a Law to stop the Thames, lest its Waters, by what leave it daily at Gravesend, should be quite exhausted.” The real cause of migration was the widespread misery in England and Scotland. The solution should be improving the lot of the people, not turning the British Isles into jails. “God has given to the Beasts of the Forest and to the Beasts of the Air a Right when their subsistence fails in one Country, to migrate into another, where they can get a more comfortable Living; and shall Man be denyed a Privilege enjoyed by Brutes, merely to gratify a few avaricious Landlords?” Franklin, thus, considered the free choice of where to live and work a natural right.</text:span><text:span text:style-name="T22"><text:note text:id="ftn19" text:note-class="footnote"><text:note-citation>19</text:note-citation><text:note-body><text:p text:style-name="Footnote"/></text:note-body></text:note></text:span></text:p>
      <text:p text:style-name="P42"/>
      <text:p text:style-name="P43"><text:span text:style-name="T22">Occasionally Franklin got involved in the direct recruiting of artisans. In 1765, for example, he complained of the “Difficulty here to meet with goog Workmen and sober that [are] willing to go abroad.2 He often complied with requests for introductory letters for industrial immigrants. He asked the prominent Philadelphian Richard Bache to assist a migrating tanner to establish himself in the New World.</text:span><text:span text:style-name="T22"><text:note text:id="ftn20" text:note-class="footnote"><text:note-citation>20</text:note-citation><text:note-body><text:p text:style-name="Footnote"/></text:note-body></text:note></text:span><text:span text:style-name="T22"> In the 1770s he reported to American associates on English and Dutch canal technologies and recommended the recruitment of an experienced engineer to plan and supervise the construction of a canal in Philadelphia. Franklin's most important venture in this field involved the migration of John Hewson, who introduced the British technology of calico printing and bleaching to the colonies. Rumors of Hewson's upcoming move exited the American press. The </text:span><text:span text:style-name="T20">Pennsyvania Gazette</text:span><text:span text:style-name="T22"> reported on January 30, 1772, that “a person who has for many Years been a master in several large manufactories </text:span><text:soft-page-break/><text:span text:style-name="T24">for linen, cotton and Calico printing... intends some Time this month to leave England for America with six Journeymen and all Materials for carrying on the said Business.” The paper added that “unknown to English manufacturers,” Hewson had shipped prohibited machinery to America, and concluded: “A manufactory of this kind will doubtless be encouraged by wellwishers to America.” Two and a half years later Hewson announced in the same paper that he had opened a shop in Philadelphia, which was technologically on a par with the latest British calico printing and bleaching technologies. Franklin actively encouraged Hewson to move to the colonies and after the latter made up his mind, Franklin recommended him to leading men in Philadelphia and New York.</text:span><text:span text:style-name="T24"><text:note text:id="ftn21" text:note-class="footnote"><text:note-citation>21</text:note-citation><text:note-body><text:p text:style-name="Footnote"/></text:note-body></text:note></text:span></text:p>
      <text:p text:style-name="P43"/>
      <text:p text:style-name="P15">Nationalist Republican</text:p>
      <text:p text:style-name="P44"/>
      <text:p text:style-name="P15">To conceive of Ameriocan nation intellectual property on the eighteenth century one had to think first in terms of a collective American identity. More than any other man of his generation, Franklin stands for the best in the burgeoning new nation and its culture. Author of the 1754 Albany plan for intercolonial cooperation during the French and Indian War and supposed originator of the revolutionary call “we all must hang together or we will hang separately,” Franklin searched persistently for continental North American unity throughout his public service career. After the outbreak of <text:span text:style-name="T25">the Revolutionary War, Franklin assumed the role of the nation's preeminent statesman in Europe, the only arena where the United States truly behaved as a collectivity until 1789. He was, in short, the standard bearer of protonationalist consciousness in Ameria</text:span><text:span text:style-name="T25"><text:note text:id="ftn22" text:note-class="footnote"><text:note-citation>22</text:note-citation><text:note-body><text:p text:style-name="Footnote"/></text:note-body></text:note></text:span><text:span text:style-name="T25">.</text:span></text:p>
      <text:p text:style-name="P15"/>
      <text:p text:style-name="P16">Franklin's nationalism, however, evolved in a rather dramatic way. Before he went to London for the second time in 1764 he was an enthusiastic British patriot who followed the ethically exclusive linguistic-based English nationalist model.<text:note text:id="ftn23" text:note-class="footnote"><text:note-citation>23</text:note-citation><text:note-body><text:p text:style-name="Footnote"/></text:note-body></text:note> His “Observations Concerning the Increase of Mankind” is one of the earliest conceptualizations of the North American colonies as a coherent unit. Yet Franklin concluded this short and brilliant social and demographic analysis of the colonies with an ethnic exclusionary outburst: “The Number of purely white People in the World is proportionally very small. All Africa is black or tawny. Asia chiefly tawny. America (exclusive of the new Comers) wholly so. And in Europe, the Spaniards, Italians, French, Russians, and Swedes, are generally of what we call a swarthy complexion; as are the Germans also, the Saxons only excepted who with the English make the principle Body of White People on the Face of the Earth... Perhaps I am partial to the complexion of my Country,” he conceded yet “such partiality os natural to Mankind.”<text:note text:id="ftn24" text:note-class="footnote"><text:note-citation>24</text:note-citation><text:note-body><text:p text:style-name="Footnote"/></text:note-body></text:note> In the next decade and a half the number of German immigrants who flocked to <text:span text:style-name="T1">Pennsylvania Gazette</text:span> translated into German. In the 1760s, however, he joined the Anti-Propriety party, which sought to control German immigration. The 1764 Pennsylvania elections pitted Franklin and his party against the original Quaker proprietors of the colony. Franklin's party stood for English homogeneity while his opponents symbolized the civic inclusiveness of the emerging America by running on its eight-man slate two Germans and one Scots-Irishman.<text:note text:id="ftn25" text:note-class="footnote"><text:note-citation>25</text:note-citation><text:note-body><text:p text:style-name="Footnote"/></text:note-body></text:note></text:p>
      <text:p text:style-name="P16"/>
      <text:p text:style-name="P17">Thereafter Franklin traveled to London, where his opposition to imperial measures slowly eroded both his English patriotism and his ethnic conceptualization of American iden<text:span text:style-name="T26">t</text:span>ity. <text:span text:style-name="T26">His presentation to the House of Commons of the American arguments against the Stamp Act established him as the voice of the American colonies. Snubbed by the British elite who could not accept the self-made man from the colonies as their equal, Franklin found his social niche among Scots and Quaker radicals and </text:span><text:soft-page-break/><text:span text:style-name="T26">dissenters. He was embittered by the descriptions of the colonists in London's newspapers as a “mixed rabble of Scotch, Irish and foreign vagabonds, descendants of convicts, ungrateful rebels &amp;c.”</text:span><text:span text:style-name="T26"><text:note text:id="ftn26" text:note-class="footnote"><text:note-citation>26</text:note-citation><text:note-body><text:p text:style-name="Footnote"/></text:note-body></text:note></text:span><text:span text:style-name="T26"> By 1770, Franklin represented a cross-section of the North American colonies, from Georgia to Massachusetts, and had come to view the colonies as having an identity and interest that differed from those of the mother country. Imperial measures, from the Stamp Act to be closing of the port of Boston, encountered little opposition in Parliament because they expressed a newly developed British nationalist consensus that transcended domestic rivalries. Indeed, the reign of George III saw an unusual display of British political unity as the ministry was formed of both Whigs and Tories and the monarch projected himself as the embodiment of the new nationalist consensus. In the eyes of British patriots, the colonists became, as Franklin pu it, no “fellow subjects, but subjects of subjects.”</text:span><text:span text:style-name="T26"><text:note text:id="ftn27" text:note-class="footnote"><text:note-citation>27</text:note-citation><text:note-body><text:p text:style-name="Footnote"/></text:note-body></text:note></text:span></text:p>
      <text:p text:style-name="P17"/>
      <text:p text:style-name="P18">The man who returned to Philadelphia had come to conceive American identity in a civic and inclusive manner. He who in the 1750s and 1760s feared the declining Englishness of Pennsylvania was calmly projecting in 1782 “great Emigrations from England, Ireland, and Germany.” Franklin also reread his 1751 pamphlet on population as a celebration of immigration, for “every man who <text:span text:style-name="T27">comes among us and takes up a piece of Land” adds to the nation's strength. Franklin's tenure in Europe transformed him from an ethnic to a civic nationalist.</text:span><text:span text:style-name="T27"><text:note text:id="ftn28" text:note-class="footnote"><text:note-citation>28</text:note-citation><text:note-body><text:p text:style-name="Footnote"/></text:note-body></text:note></text:span></text:p>
      <text:p text:style-name="P18"/>
      <text:p text:style-name="P19">Nations, however, are not made of mere civic abstractions. A collective identity is but a fiction without a cohesive, integrated state and economy marked by effective internal communication. When writing for foreign consumption revolutionary Americans declared that “Our union is perfect.” Below the surface, however, the founders worried about the disintegration of the confederation, which lacked political, cultural, and economic bonds. As Franklin wrote in 1760, the colonies “are not only under different governors, but have different <text:span text:style-name="T28">forms of government, different laws, different interests, and some of them different religious persuasions and different manners. Their jealousy of each other is so great that however necessary an union of the colonies has long been... they have never been able to effect such an union among themselves, nor even to agree in requesting the mother country to establish it for therm.”</text:span><text:span text:style-name="T28"><text:note text:id="ftn29" text:note-class="footnote"><text:note-citation>29</text:note-citation><text:note-body><text:p text:style-name="Footnote"/></text:note-body></text:note></text:span><text:span text:style-name="T28"> Anxious that factious and divided colonial society were incompatible with political stability and nationhood, Franklin believed that economic growth and transregional interdependence were the surest route to unification. But what kind of growth and interdependence? Agriculture heightened regional competitive tensions within the confederation. Commercial activity was accompanied by a high degree of dependence on British mercantile house. Turning his back on traditional mercantilism, Franklin favored liberalizing trade and encouraging the growth of domestic manufactures. Properly managed industrial development promised to glue the different regions and interests of North America together while launching the young nation toward independence and self-sufficiency.</text:span><text:span text:style-name="T28"><text:note text:id="ftn30" text:note-class="footnote"><text:note-citation>30</text:note-citation><text:note-body><text:p text:style-name="Footnote"/></text:note-body></text:note></text:span></text:p>
      <text:p text:style-name="P19"/>
      <text:p text:style-name="P20">The sharp rise in colonial consumption of English manufactured goods in the second half of the eighteenth century redefined imperial relat<text:span text:style-name="T29">i</text:span>ons. <text:span text:style-name="T29">Consumption allowed women and men of the common people to assert their equality with the gentry. Standardized goods themselves created a common colonial vocabulary. Yet, many were alarmed by the acquisitiveness, selfishness, and cruelty of the new order. Parliamentary measures which targeted consumption politicized the American public and reinvigorated the movement to establish home manufacturing. News of the Townshend Revenue Act of June 29, 1767, for example, revived the faltering American Society for Promoting and Propagating </text:span><text:soft-page-break/><text:span text:style-name="T29">Useful Knowledge.</text:span></text:p>
      <text:p text:style-name="P20"/>
      <text:p text:style-name="P21">The colonists' weapon of choice in their battle with England –the boycott of British manufactured goods-- tied independence and prosperity to industrial self-sufficiency.<text:note text:id="ftn31" text:note-class="footnote"><text:note-citation>31</text:note-citation><text:note-body><text:p text:style-name="Footnote"/></text:note-body></text:note> <text:span text:style-name="T30">When nonimportation and noncosumption of British manufactured goods were adopted in the late 1760s, the development of home industries became part of tge patriotic struggle for freedom. A Massachusetts poet put this new attitude into verse:</text:span></text:p>
      <text:p text:style-name="P21"/>
      <text:p text:style-name="P22">Boston, behold the pretty Spinners here</text:p>
      <text:p text:style-name="P22">And see how gay the pretty Sparks appear:</text:p>
      <text:p text:style-name="P22">See Rich and Poor all turn the Spinning Wheel,</text:p>
      <text:p text:style-name="P22">All who Compassion for their <text:s/>Country feel,</text:p>
      <text:p text:style-name="P22">All who do love to see Industry live,</text:p>
      <text:p text:style-name="P22">And see Frugality in Boston thrive.<text:note text:id="ftn32" text:note-class="footnote"><text:note-citation>32</text:note-citation><text:note-body><text:p text:style-name="Footnote"/></text:note-body></text:note></text:p>
      <text:p text:style-name="P20"/>
      <text:p text:style-name="P22">As Edinburgh-educated physician and scientist Cadwalader Evans wrote from Philadelphia, “no country... can subsist without some manufactures. I am very confident [we] cannot in Pennsylvania, and till we manufacture more than we do, we shall never be able to pay [our] debts.”<text:note text:id="ftn33" text:note-class="footnote"><text:note-citation>33</text:note-citation><text:note-body><text:p text:style-name="Footnote"/></text:note-body></text:note></text:p>
      <text:p text:style-name="P20"/>
      <text:p text:style-name="P22">Franklin, however, did not wholly share these sentiments. He recognized the superior know-how of English workers and urged Americans to develop their own industry. At the conclusion of the French and Indian War, for example, he praised England's superior “sensible, virtuous and elegant minds,” that made victory possible and predicted that following peace British know-how would “travel westwards. You have effectually defended us in this glorious war,” he declared, “<text:span text:style-name="T31">and in time you will improve us.” In 1771 Franklin predicted that English clothing production would not be able to keep up with America's demographic boom and therefore America must develop its own textile industry. A few months later he rejected the anxieties of agriculturalists who feared the development of American manufactures might come at their expense, explaining that industrial enterprises raised the value of adjacent land, and it was “therefore the Interest of all our Farmers and Owners of lands, to encourage our young Manufacturers in preference to foreign ones imported among us from distant countries.”</text:span><text:span text:style-name="T31"><text:note text:id="ftn34" text:note-class="footnote"><text:note-citation>34</text:note-citation><text:note-body><text:p text:style-name="Footnote"/></text:note-body></text:note></text:span></text:p>
      <text:p text:style-name="P22"/>
      <text:p text:style-name="P23">It was precisely because Franklin recognized the frailty of both union and independence that he understood the need to create an integrated North American economy. To be sure, Franklin was prone, like many of his revolutionary compatriots, to make statements about the ethical superiority of farming and about the need to preserve the virtuous colonial agricultural political economy. England, he explained to a Philadelphia friend, “is fond of Manufactures beyond their real value,” and he insisted that only “Agriculture is truly <text:span text:style-name="T1">productive of new wealth”</text:span> while “Riches are no <text:span text:style-name="T1">increased</text:span> by Manufacturing.” In 1771 Franklin toured the mill towns of England and Scotland, saw much misery and poverty, and concluded that England's <text:span text:style-name="T32">industrial production was “pinch'd off the Backs and out of the Bellies of the miserable Inhabitants.” Franklin's 1748 pamphlet against migration similarly echoed republican clichés about the relationship between morality and agriculture. He declared: “Great establishments of manufactures, require great numbers of poor to work for small wages; these poor are to be found Europe, but will not be fount in America, till the lands are all taken up and cultivated, and the excess of people, who cannot get land, want employment.”</text:span><text:span text:style-name="T32"><text:note text:id="ftn35" text:note-class="footnote"><text:note-citation>35</text:note-citation><text:note-body><text:p text:style-name="Footnote"/></text:note-body></text:note></text:span></text:p>
      <text:p text:style-name="P24"><text:soft-page-break/>Yet, Franklin's republicanism was tempered by his recognition that the construction of an integrative, self-sufficient North American economy depended on industrial development. True, Franklin attacked England's political economy as the imperial conflict intensified, but his rejection of urban and industrial political economy as the <text:span text:style-name="T33">imperial conflict intensified, but his rejection of urban and industrial political economy did no transcend the context of the struggle between the metropolis and its colonies. As the conflict between the colonies and London intensified he confidently told members of Parliament: “I do not know a single article imported into the northern colonies, but what they can either do without or make themselves.” Shortly after peace with England was signed he asked from Paris: “Is not the Hope of one day being able to purchase and enjoy Luxuries a great Spur to Labour and Industry?... without such a spur People would be, as they are naturally enough inclined to be, lazy and indolent.” Franklin's lead essay in the thesis that the United States must remain wholly agricultural and dependent for its manufactures on imports. He was, in other words, hardly and agrarian idealist.</text:span><text:span text:style-name="T33"><text:note text:id="ftn36" text:note-class="footnote"><text:note-citation>36</text:note-citation><text:note-body><text:p text:style-name="Footnote"/></text:note-body></text:note></text:span></text:p>
      <text:p text:style-name="P24"/>
      <text:p text:style-name="P25">Franklin's inconsistent statements on the future of manufacturing in republican America, which were quite typical of the revolutionary generation, betray his inner conflict over the question of encouraging the forbidden transfer of industrial technology. The moralist who associated industrial production with oppressive exploitation of England's poor inhabitants was an unlikely advocate of introducing a similar order to the New World. The patriot who believed American economic and political independence was conti<text:span text:style-name="T34">n</text:span>gent upon weaning itself from its dependence on British industrial production, however, opposed emigration restrictions and favored <text:span text:style-name="T34">the introduction of technologies that were likely to make the young nation self-sufficient.</text:span><text:span text:style-name="T34"><text:note text:id="ftn37" text:note-class="footnote"><text:note-citation>37</text:note-citation><text:note-body><text:p text:style-name="Footnote"/></text:note-body></text:note></text:span><text:span text:style-name="T34"> The abundance of land in America mediated between these conflicting approaches. Americans would not be forced to pile on top one another in inhumane urban conditions because men could always opt for the life of independent yeomen. The transfer of manufacturing technology could thus ensure the country's economic independence without the risk of emulating the horrible conditions in England's industrial towns.</text:span></text:p>
      <text:p text:style-name="P25"/>
      <text:p text:style-name="P26">Without prosperity the confederation that defeated the British Empire could disintegrate. Imaginary bucolic fantasies aside, Franklin realized that the republican model was inherently counterdevelpmental. He understood that the civic construction of American identity depended on a political economy balanced between agriculture, commerce, and industry. Since the newly independent nation did not have the know-how and machinery to compete with British industry, America had to import them from Europe. Franklin's next great national assignment as the preeminent representative of the independent United States in Europe placed him at the axis of the politics and diplomacy of technology diffusion.</text:p>
      <text:p text:style-name="P26"/>
      <text:p text:style-name="P26">The Besieged Diplomat</text:p>
      <text:p text:style-name="P26"/>
      <text:p text:style-name="P26">Franklin's American stay between his missions to London and Paris was brief. On September 26, 1776, he was appointed to a three-man delegation headed for Europe to negotiate commercial agreements with European powers Shortly thereafter, with the war going poorly for the American rebels, Franklin was put in charge of securing the diplomatic and military alliance of France. The Revolution transformed his work on behalf of American technology from a private concern into an important element in the colonies' struggle for independence. Indeed, one of the first things Franklin did in his new capacity was to request engineering assistance for the American war effort.<text:note text:id="ftn38" text:note-class="footnote"><text:note-citation>38</text:note-citation><text:note-body><text:p text:style-name="Footnote"/></text:note-body></text:note></text:p>
      <text:p text:style-name="P26"/>
      <text:p text:style-name="P26">Independence heightened the importance of closing the technology gap. Patriots warned that “if <text:soft-page-break/>America is to be wholly indebted to any foreign loom, we may be allowed to exclaim – adieu to the religion” farewell the liberties of our country.”<text:note text:id="ftn39" text:note-class="footnote"><text:note-citation>39</text:note-citation><text:note-body><text:p text:style-name="Footnote"/></text:note-body></text:note> One of the richest men in America, Charles Carrol of Maryland, asked Franklin in 1777 <text:s/>to devote his energy to promoting artisanal migration. Military and economic hardship called for <text:span text:style-name="T35">skilled migrants who could strengthen the colonies' economy and help them sever their dependence on the Empire. Franklin replied that Carroll “can have no Conception of the Numbers that apply to me with that View; and who would go over if I could assist them.” Franklin explained that if a national consensus about the usefulness of such a measure was reached, “and Congress could afford the charge and could confide in my judgment of the Persons and Knowledge of <text:s/>the Arts wanted among us, I am persuaded I could send you over many People who would be valuable acquisitions to our Country.” However, since Congress endowed him with neither funding nor authority, his effectiveness as a recruiter of forbidden technologies was obviously limited.</text:span><text:span text:style-name="T35"><text:note text:id="ftn40" text:note-class="footnote"><text:note-citation>40</text:note-citation><text:note-body><text:p text:style-name="Footnote"/></text:note-body></text:note></text:span></text:p>
      <text:p text:style-name="P26"/>
      <text:p text:style-name="P27">During his tenure in France Franklin was besieged by artisans and inventors who claimed their skills and invention were of great potential value to the young nation and offered to migrate. In his diary he noted tat the “number of wild Schemes propos'd to me is so great, and they have heretofore taken so much of my time, that I begin to reject all, tho' possibly <text:span text:style-name="T1">some</text:span> of them may be worth Notice.” Men from various walks of life told of their plans to move to North America. They were leaving Europe for reasons ranging from ill success in love, marriage fatigue, religious persecution, and ideological conversion to the republican promise. Most of the applicants were men who believed that they had something special to offer the colonies—their industrial know-how.<text:note text:id="ftn41" text:note-class="footnote"><text:note-citation>41</text:note-citation><text:note-body><text:p text:style-name="Footnote"/></text:note-body></text:note></text:p>
      <text:p text:style-name="P27"/>
      <text:p text:style-name="P27">European artisans approached Franklin in his official capacity, expecting that he would recognize the tremendous <text:span text:style-name="T36">contributions they could make to the fledgling republic, and use his position, resources, and reputation to assist them. They told of plans to start Old World-modeled enterprises in North America and claimed to have knowledge and access to secret skills hitherto unknown in the New World. Richard White, for example, wrote that he had made a unique discovery “of what has been the Attempt of Europe for Century's but has Never Succeeded with any person myself excluded.” A couple of months later White, for example, wrote that he had made a unique discovery “of what has been the Attempt of Europe for Century's but has Never Succeeded with any person myself excluded..” A couple of months later White boasted that he could “Color Cotton Wool yarn of manufactur'd goods of the Cotton Kind from a pink to a Scarlet or Crimson.” Two Frenchmen claimed that their unique knowledge of modern silk technology was in such demand that the Dutch East India Company wanted to subsidize their operation. They nevertheless preferred the United States and planned to emigrate to America accompanied by their skilled family members, and promised that other skilled workers would soon follow them. Another Frenchman claimed to have invented a dyeing and bleaching machine and proposed to build a factory for the process in America.</text:span><text:span text:style-name="T36"><text:note text:id="ftn42" text:note-class="footnote"><text:note-citation>42</text:note-citation><text:note-body><text:p text:style-name="Footnote"/></text:note-body></text:note></text:span></text:p>
      <text:p text:style-name="P27"/>
      <text:p text:style-name="P28">European artisans assumed that America's industrial infancy would propel its politicians to offer a variety of inducements to introducers of new technologies. Some expected official positions. A printer looked to run the government-sponsored press; a pharmacist demanded a position with the military; a physician asked Franklin to find him a job. Others conditioned their migration on some form of assistance. White wrote that he preferred America, but had other options: “England, France [and] Spain has offer's Ten Thousand pound Each.” White threatened that unless Franklin came through with a travel subsidy he would take his know-how back to England. A tapestry manufacturer and dyer wrote: “We are determined to emigrate to the colonies, either as a teacher or director of dyeing or as a master <text:soft-page-break/>glassmaker offered to migrate <text:s/>if the United States government or private citizens helped him build a glass factory. A playing card maker conditioned his migration on a congressional subsidy and Franklin's recommendation to Congress. And a German printer demanded a travel subsidy so he could open a press in America, which would serve the large number of German settlers.<text:note text:id="ftn43" text:note-class="footnote"><text:note-citation>43</text:note-citation><text:note-body><text:p text:style-name="Footnote"/></text:note-body></text:note></text:p>
      <text:p text:style-name="P28"/>
      <text:p text:style-name="P29">In both London and Paris, Franklin consistently turned down request for direct financial subsidy. “[O]btaining Money from our poor Treasury to forward such Schemes,” he wrote in 1772, “is out of all expectation.”<text:note text:id="ftn44" text:note-class="footnote"><text:note-citation>44</text:note-citation><text:note-body><text:p text:style-name="Footnote"/></text:note-body></text:note> But Franklin was not averse to helping industrial immigrants in other ways. He had heard of massive Irish immigrants in other ways. He had heard of massive Irish immigration to America from Sir Edward Newenham, a prominent Irish politician who was highly sympathetic to the American cause. In <text:span text:style-name="T37">response, he declared: “I shall always be ready to afford every assistance and security in my power to such undertakings, when they are really meant and are not merely schemes of trade with views of introducing English manufactures into America, under pretense of their being the substance of persons going there to settle.”</text:span><text:span text:style-name="T37"><text:note text:id="ftn45" text:note-class="footnote"><text:note-citation>45</text:note-citation><text:note-body><text:p text:style-name="Footnote"/></text:note-body></text:note></text:span><text:span text:style-name="T37"> When jesse Taylor of Belfast asked Franklin to help a group of Irish artisans to migrate to America, the American minister asked for the names, sexes, and ages, and the names of the vessels they plan to take, in order to “procure them all the security desired” to make the trip. Passports were used to identify them, should an American or French ship stop them on the high seas, and to introduce them as friends rather than spies in American ports. Taylor sent the list by messenger because the regular channels would have led to trouble, “should such a paper be Intercepted his close associate in London, Edward Bancroft, to assist the group.</text:span><text:span text:style-name="T37"><text:note text:id="ftn46" text:note-class="footnote"><text:note-citation>46</text:note-citation><text:note-body><text:p text:style-name="Footnote"/></text:note-body></text:note></text:span></text:p>
      <text:p text:style-name="P29"/>
      <text:p text:style-name="P30">One surprisingly full account of Franklin's dealings with a prospective group of industrial immigrants has survived to give modern historians a complete insight into Franklin's evolving attitude towards the problem of technology piracy during the Revolutionary War. In 1778, while Englishmen and colonists were fighting each other in North America, a group of textile workers from the Stockport area near Manchester formed an association called the “Emigrant Club”. The Stockport district was a hotbed of industrial espionage in the 1770s and 1780s, and even during the war of Independence local newspapers warned of the many industrual spies roaming the region. In the fall of 1781, Henry Royle, a skilled calico printer, approached Franklin on behalf of the group and proposed a deal. The potential emigrants, he explained, would bring their know-how to the underdeveloped United States in exchange for “the following Conditions.” (1) the emigrants requested that the government of the United States support them while they waited for their Atlantic journey and subsidize their transportation to the New World; (2) they demanded immediate naturalization upon arrival and exemption from military service; (3) they expected the government of the United States to grant them a seven-tear monopoly on the manufacturing of the cotton and silk goods that they promised to produce with the machinery and knowledge they planned to smuggle out of Britain.<text:note text:id="ftn47" text:note-class="footnote"><text:note-citation>47</text:note-citation><text:note-body><text:p text:style-name="Footnote"/></text:note-body></text:note></text:p>
      <text:p text:style-name="P30"/>
      <text:p text:style-name="P30">On January 2, 1782, one of the group's leaders, Henry Wyld, gained and audience with <text:span text:style-name="T38">Franklin in Paris.</text:span><text:span text:style-name="T38"><text:note text:id="ftn48" text:note-class="footnote"><text:note-citation>48</text:note-citation><text:note-body><text:p text:style-name="Footnote"/></text:note-body></text:note></text:span><text:span text:style-name="T38"> Franklin was initially warm. He saw no problems with the second and third demands, but resisted the passage subsidy. “Having therefore no Orders or Authority either from Congress or the State of Pennsylvania to procure Settlers or Manufacturers, by engaging to defray them, I cannot enter in the Contract proposed. The other articles would meet with no difficulty.” He suggested that the emigrants wait until the peace treaty was signed and then go via Ireland to avoid the “Law to restrain </text:span><text:soft-page-break/><text:span text:style-name="T38">the Emigration of Manufacturers.” While Franklin did not back up his support with cash he openly attacked the British restrictions on artisanal migration and called on the Stockport group to violate them. He called these laws “weak,” “wicked,” and “tyrannical” and charged that that they “make a Prison of England, to confine Men for no other Crime but that of being useful and Industrious.” For Franklin, the anti-emigration laws were symbolic of the capricious hypocrisy of the British ministry and of the social injustice of English society. They restricted the movement of hardworking artisans “while they suffer their idle and extravagant Gentry to travel and reside abroad at their idle and extravagant Gentry to travel and reside abroad at their laborious honest Tenants in foreign follies, and among French and Italian Whores and Fidlers.” Franklin concluded his reply urging the group to ignore the British law because it was “too glaringly unjust to be borne with.”</text:span><text:span text:style-name="T38"><text:note text:id="ftn49" text:note-class="footnote"><text:note-citation>49</text:note-citation><text:note-body><text:p text:style-name="Footnote"/></text:note-body></text:note></text:span></text:p>
      <text:p text:style-name="P30"/>
      <text:p text:style-name="P31">In a show of support Franklin lent Wyld ten guineas to be repaid <text:span text:style-name="T39">upon his return to England. Franklin also gave Wyld a passport to go to Ostend in the Low Countries on January 5, 1782, and apparently promised to issue passports to the entire group. Disappointed by Franklin's refusal to lay out any cash beyond the small personal loan to cover travel expenses, Wyld asked him to inform the Pennsylvania legislature of the group's pending arrival and arrange for a subsidy to cover transportation and initial operating costs. Again, he clearly stated that they expected an inventor's monopoly of pirated technology: “give us an only right in such Machinery as we may introduce.”</text:span><text:span text:style-name="T39"><text:note text:id="ftn50" text:note-class="footnote"><text:note-citation>50</text:note-citation><text:note-body><text:p text:style-name="Footnote"/></text:note-body></text:note></text:span></text:p>
      <text:p text:style-name="P31"/>
      <text:p text:style-name="P32">Franklin's encouragement of the Stockport immigrants was short-lived. A delay in the repayment of the ten guineas soured his feelings for the group. He ignored their letters and used a technicality to refuse their requests for individual passports. The Stockport leaders nevertheless kept him abreast of their project and of their anticipation of great rewards from the introduction of pirated technology to North America. Edmund Clegg informed Franklin that they were “amply provided with kinds of models for the perfecting of our Purpose.” A silk specialist, Clegg inquired what silk machinery was available <text:span text:style-name="T40">in the United States, explaining that while he would try to bring some over from England, “the laws make it very dangerous to attempt such a thing.” Wyld, sounding somewhat bitter over Franklin's sudden change of heart, wrote that “in any Country where manufactures are wanted, we should meet with more indulgences that we wished to ask for, [than] from the States you so honorably represent.” In spite of the “distress and confusion” caused by the American diplomat's coolness toward the group, Wyld reported that he had assembled “some of the ablest Artists in the Country, who ..earnestly desire, to be the first persons who may arrive there in the Capacity of Manufacturers in our Branches.”</text:span><text:span text:style-name="T40"><text:note text:id="ftn51" text:note-class="footnote"><text:note-citation>51</text:note-citation><text:note-body><text:p text:style-name="Footnote"/></text:note-body></text:note></text:span></text:p>
      <text:p text:style-name="P32"/>
      <text:p text:style-name="P33">Franklin finally yielded and issued a passport for the group as a whole <text:span text:style-name="T41">with a general recommendation to the Pennsylvania legislature to assist them. Responding to the specific questions about silk machinery, Franklin suggested that Clegg ignore the prohibitions and bring some machinery over with him upon his migration. Finally, the group departed from Liverpool to Londonderry in the summer of 1782. British authorities, however, were forewarned, and the emigrants were arrested. After a short stay in an Irish jail they were released and enlisted to help industrialize Ireland.</text:span><text:span text:style-name="T41"><text:note text:id="ftn52" text:note-class="footnote"><text:note-citation>52</text:note-citation><text:note-body><text:p text:style-name="Footnote"/></text:note-body></text:note></text:span></text:p>
      <text:p text:style-name="P33"/>
      <text:p text:style-name="P34">The Am<text:span text:style-name="T42">erican representative to the court of Louis XVI had neither the funds nor the authority to promise state subsidies for technology transfer and consequently, save for the symbolic small loan to Wyld, he gave no material support to the Stockport group. Yet, Franklin encouraged the group to defy Britain's restrictions on the emigration of artisans and their machines. He promised safe passage to America and was willing to put the group in touch with men of means in Pennsylvania who could help </text:span><text:soft-page-break/><text:span text:style-name="T42">them get things started. He advised that they leave for Ulster and from there go to America, an advice they followed. All the while, British authorities believed that Franklin was heavily involved in the Stockport scheme of industrial espionage. The letters in Wyld's possession and the passport signed by Franklin were the evidence used by John Swindell, an engineer who infiltrated the group to learn of its intentions, to conclude that Franklin “promised to establish them, as the united Company, supported by Congress.”</text:span><text:span text:style-name="T42"><text:note text:id="ftn53" text:note-class="footnote"><text:note-citation>53</text:note-citation><text:note-body><text:p text:style-name="Footnote"/></text:note-body></text:note></text:span></text:p>
      <text:p text:style-name="P34"/>
      <text:p text:style-name="P35">During the war technology diffusion took a back seat to the pressing issues of forming international alliances and negotiating peace with Great Britain. With independence secured, the dependence of the young republic on imported manufactured goods, and the seemingly man rush of Americans to purchase English products, underscored the importance of developing an independent economy. One of the central issues of the 1780s was, after all, British monopoly of American trade. The shortage of industrial know-how in the United States meant that industrial development depended on the importation of technology from Europe. The widespread <text:span text:style-name="T43">prohibitions on technology diffusion at the end of the eighteenth century made the project a delicate maneuver in the affairs of states. Franklin's reputation as a scientist and mechanical innovator on the other, made him a particularly effective spokesman for promoting scientific and mechanical development as a revolutionary measure aimed at ridding the young republic of its colonial economic dependence on Britain.</text:span><text:span text:style-name="T43"><text:note text:id="ftn54" text:note-class="footnote"><text:note-citation>54</text:note-citation><text:note-body><text:p text:style-name="Footnote"/></text:note-body></text:note></text:span></text:p>
      <text:p text:style-name="P35"/>
      <text:p text:style-name="P36">Even before the official signing of the peace on September 3, 1783, the emigration of skilled artisans from England to the United States came to occupy an increasing share of Fraklin's busy schedule. His correspondents in Europe and America reported about mass migration to North America. Richard Bache wrote from Philadelphia that “our numbers have increased in a most astonishing degree, such an influx of foreigners from every Country in Europe, exceeds every expectation.” Thomas Pownal, former royal governor of Massachusetts, the living in england, asked Franklin to reply to a list of questions about migration to the new republic so that he could “state to my Countrymen the real facts of the Good and the Bad which must arise to those who seek New settlements.” Pownall reported that a great number of British citizens planned to emigrate and that no action by the crown could prevent them. The Earl of Buchan reported from Edinburgh in February 1783 of “a spirit of Emigration” of which he was a part, and asked Franklin's advice. The many letters and petitions showed that artisans were crossing the Atlantic of their own accord and at their own expense. It was unnecessary to devote any resources to encouraging emigration. Thus, when Franklin was asked for material assistance he repeatedly replied that while immigrants were welcome, success in the New World depended “on a Man's own Industry and Virtue... the Publick contributes nothing but Defence and Justice.”<text:note text:id="ftn55" text:note-class="footnote"><text:note-citation>55</text:note-citation><text:note-body><text:p text:style-name="Footnote"/></text:note-body></text:note></text:p>
      <text:p text:style-name="P36"/>
      <text:p text:style-name="P37">News of the Anglo-America accord of 1783 stimulated further interest in migration. During the war Franklin offered prospective immigrants information about America, letters of introduction, and, most, importantly, passports to assure safe passage. Peace made the passports unnecessary. And while Franklin responded with encouraging platitudes and occasional letters of introduction but failed to deliver more concrete assistance in exchange for enriching America with their technical knowledge.<text:note text:id="ftn56" text:note-class="footnote"><text:note-citation>56</text:note-citation><text:note-body><text:p text:style-name="Footnote"/></text:note-body></text:note> Better-informed immigrants knew that Franklin did not distribute any subsidies. Some simply asked for the customary letter of introduction, hoping that Franklin's reputation might open doors hitherto closed to foreigners. Others asked for support in getting other official agencies to cover the transportation of skilled immigrants.<text:note text:id="ftn57" text:note-class="footnote"><text:note-citation>57</text:note-citation><text:note-body><text:p text:style-name="Footnote"/></text:note-body></text:note></text:p>
      <text:p text:style-name="P37"><text:soft-page-break/>A prominent application was filed by James Milne, described by George Washington as “an English Gentleman, who has been many years introducing those [cotton] manufactures into France.” In 1789 Milne approached Franklin to discuss “objects which concern America.” Theree years later Milne submitted three memoirs in which he claimed to have invented cotton machinery. He offered to establish textile manufacturing in North America and asked for transportation assistance and a pattent monopoly for introducing his innovations to the republic. He campaigned simultaneously for an introducer monopoly in France and in America, and though Franklin was of no help, the French government capitalized on the offer and the Milne brothers became the leading textile industrialist in France.<text:note text:id="ftn58" text:note-class="footnote"><text:note-citation>58</text:note-citation><text:note-body><text:p text:style-name="Footnote"/></text:note-body></text:note></text:p>
      <text:p text:style-name="P37"/>
      <text:p text:style-name="P37">Some request reached unprecedented heights of impudence. A man proposed to import black slaves to operate a textile factory in America and asked Franklin, who by then had come out strongly against slavery, to introduce him to wealthy men and congressmen who in turn would finance the initial cost of operation. Most audaciously, Charles Grossett of Brunswick proposed in January 1784 to remedy America's industrial and scientific retardation all on his own. He planned to open a textile factory in America and had “100 Protestant emigrants ready to embark.” These men, however, would emigrate for economic reasons and “As such they expect encouragement.” They were confident of their ability to make a decent living in the New World, but expected to have their transportation cost covered plus some living money for the first six months “before their resp<text:span text:style-name="T44">ective labours can be brought to a Marketable State.” All in all, the enterprise would cost the United States eight thousand pounds, “an advance exceedingly moderate When Compared to the Sums invested by Many private individuals in the Manufactures in England.” Grossett, who claimed to have acquired over the last quarter century “a thorough knowledge of Manufactures in General,” explained that if Franklin were willing to pay the transportation costs he would come to Paris with his “Chief manufacturer” to discuss the venture in greater detail.</text:span><text:span text:style-name="T44"><text:note text:id="ftn59" text:note-class="footnote"><text:note-citation>59</text:note-citation><text:note-body><text:p text:style-name="Footnote"/></text:note-body></text:note></text:span></text:p>
      <text:p text:style-name="P37"/>
      <text:p text:style-name="P46">The stream of applications and the demanding expectations of prospective immigrants exasperated Franklin. “I am pestered continually with Numbers of Letters from People in different Parts of europe,2 he explained to Secretary of Congress Charles Thomson, “who would got to settle in America, but who manifest very extravagant Expectations, such as I can by means encourage; and who appear otherwise improper Persons.” To save himself the trouble of explaining American policy to each and every correspondent, intending to send it as his reply to such inquiries. Thomson shared Franklin's sentiments. “The ports of the United States,” he wrote, “are open to all foreigners and the several states are ready to receive any men of science or abilities who may be willing to settle among them, but the sovereign body of the Union do not seem to think it necessary to give any particular encouragement to any nation or to any individuals.”<text:note text:id="ftn0" text:note-class="footnote"><text:note-citation>60</text:note-citation><text:note-body><text:p text:style-name="Footnote"/></text:note-body></text:note></text:p>
      <text:p text:style-name="P46"/>
      <text:p text:style-name="P46">at home for the final stretch of his monumental political, intellectual and scientific career, Franklin continued to be appealed to by European artisans who looked for advice, encouragement, and support. Joseph Guillotin asked him to support the immigration of twelve families of men possessing the most up-to-day knowledge of architecture, agriculture, mechanics, physics, chemistry, and medicine who were headed for Ohio. James Hughes of Manchester proposed that the government set aside a region in the United States for manufacturing, give prospective immigrants land grants small enough to “prevent their turning to Agriculture,” and exempt the region from taxes and military service for half a century. Franklin offered no material assistance to those applicants. To his last day, however, he continued to speak against British emigration restrictions, and promote the introduction of European technology to <text:soft-page-break/>the United States.<text:note text:id="ftn60" text:note-class="footnote"><text:note-citation>61</text:note-citation><text:note-body><text:p text:style-name="Footnote"/></text:note-body></text:note></text:p>
      <text:p text:style-name="P46"/>
      <text:p text:style-name="P46">Franklin's responses certainly disappointed those who turned to him. I have found no case in which Franklin provided significant material reward to the potential carriers of forbidden industrial know-how. All the same, Franklin supported the dissemination of European technology in America and opposed European restrictions on the emigration of technology and skill. He believed that the very existence of the United States was contingent upon its ability to wean itself from its dependence on British industrial production. To accomplish this goal even he, “the most traditionalist of the diplomats of the American Revolution,” who was known f<text:span text:style-name="T45">or “his scrupulosity about working in propper channels,”</text:span><text:span text:style-name="T45"><text:note text:id="ftn61" text:note-class="footnote"><text:note-citation>62</text:note-citation><text:note-body><text:p text:style-name="Footnote"/></text:note-body></text:note></text:span><text:span text:style-name="T45"> subversively supported technology piracy.</text:span></text:p>
      <text:p text:style-name="P46"/>
      <text:p text:style-name="P47">Yet, Franklin never became an intellectual property nationalist or tried to prevent the diffusion of American know-how back to Europe. During his Paris stay he developed a new method of type-founding. But he did not contemplate using the innovation for his own private use or reserving it for his newly arisen country. On the contrary, he showed his innovation together with his newly designed fonts to the king's printer. Franklin imported the first copying machines to France and gave them to French carpenters so that they could duplicate them. He is also credited with giving the abbé Rochon the ideas for inventing and engraving machine.</text:p>
      <text:p text:style-name="P47"/>
      <text:p text:style-name="P47">Even at height of the rev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10-01T08:42:37.088819008</dc:date>
    <dc:creator>Guillermo Lengemann</dc:creator>
    <meta:editing-duration>PT2H28M15S</meta:editing-duration>
    <meta:editing-cycles>21</meta:editing-cycles>
    <meta:generator>LibreOffice/4.3.1.2$Linux_X86_64 LibreOffice_project/430m0$Build-2</meta:generator>
    <meta:document-statistic meta:table-count="0" meta:image-count="0" meta:object-count="0" meta:page-count="16" meta:paragraph-count="66" meta:word-count="9342" meta:character-count="60411" meta:non-whitespace-character-count="51129"/>
  </office:meta>
</office:document-meta>
</file>